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MailSender.setMarshaler( MimeMail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Sender.process( final MessageExchange exchange , final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imeMailSender.prepare( MimeMessage mim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Sender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Sender.setSender( JavaMailSender s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Sender.getS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ailSend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